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09in"/>
    </style:style>
    <style:style style:name="co3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/>
    <style:style style:name="ce3" style:family="table-cell" style:parent-style-name="Default">
      <style:table-cell-properties fo:background-color="#00ff66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Gananci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di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CMR</text:p>
          </table:table-cell>
          <table:table-cell office:value-type="string" calcext:value-type="string">
            <text:p>VO</text:p>
          </table:table-cell>
          <table:table-cell table:number-columns-repeated="10"/>
        </table:table-row>
        <table:table-row table:style-name="ro1">
          <table:table-cell table:style-name="ce1" office:value-type="float" office:value="54.2968" calcext:value-type="float">
            <text:p>5.43E+001</text:p>
          </table:table-cell>
          <table:table-cell table:style-name="ce1" office:value-type="float" office:value="47687.88" calcext:value-type="float">
            <text:p>4.77E+004</text:p>
          </table:table-cell>
          <table:table-cell table:style-name="ce1"/>
          <table:table-cell table:style-name="ce1" office:value-type="float" office:value="41.65997" calcext:value-type="float">
            <text:p>4.17E+001</text:p>
          </table:table-cell>
          <table:table-cell table:style-name="ce1" table:formula="of:=0.0019" office:value-type="float" office:value="0.0019" calcext:value-type="float">
            <text:p>1.90E-003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1" office:value-type="float" office:value="60" calcext:value-type="float">
            <text:p>6.00E+001</text:p>
          </table:table-cell>
          <table:table-cell table:style-name="ce1" office:value-type="float" office:value="50000" calcext:value-type="float">
            <text:p>5.00E+004</text:p>
          </table:table-cell>
          <table:table-cell table:style-name="ce1" office:value-type="float" office:value="3000000" calcext:value-type="float">
            <text:p>3.00E+006</text:p>
          </table:table-cell>
          <table:table-cell table:style-name="ce1" office:value-type="float" office:value="45" calcext:value-type="float">
            <text:p>4.50E+001</text:p>
          </table:table-cell>
          <table:table-cell table:style-name="ce1" table:formula="of:=0.02" office:value-type="float" office:value="0.02" calcext:value-type="float">
            <text:p>2.00E-002</text:p>
          </table:table-cell>
          <table:table-cell table:style-name="ce1" office:value-type="float" office:value="0.0000000128" calcext:value-type="float">
            <text:p>1.28E-008</text:p>
          </table:table-cell>
          <table:table-cell table:style-name="ce1" office:value-type="float" office:value="2" calcext:value-type="float">
            <text:p>2.00E+000</text:p>
          </table:table-cell>
          <table:table-cell table:style-name="ce1" office:value-type="float" office:value="3" calcext:value-type="float">
            <text:p>3.00E+000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table:formula="of:=[.A2]/[.A3]" office:value-type="float" office:value="0.904946666666667" calcext:value-type="float">
            <text:p>9.05E-001</text:p>
          </table:table-cell>
          <table:table-cell table:style-name="ce1" table:formula="of:=[.B2]/[.B3]" office:value-type="float" office:value="0.9537576" calcext:value-type="float">
            <text:p>9.54E-001</text:p>
          </table:table-cell>
          <table:table-cell table:style-name="ce1" table:formula="of:=[.C2]/[.C3]" office:value-type="float" office:value="0" calcext:value-type="float">
            <text:p>0.00E+000</text:p>
          </table:table-cell>
          <table:table-cell table:style-name="ce1" table:formula="of:=[.D2]/[.D3]" office:value-type="float" office:value="0.925777111111111" calcext:value-type="float">
            <text:p>9.26E-001</text:p>
          </table:table-cell>
          <table:table-cell table:style-name="ce1" table:formula="of:=[.E3]/[.E2]" office:value-type="float" office:value="10.5263157894737" calcext:value-type="float">
            <text:p>1.05E+001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number-columns-repeated="8" table:style-name="ce1" office:value-type="string" calcext:value-type="string">
            <text:p>Value</text:p>
          </table:table-cell>
          <table:table-cell table:style-name="ce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1" table:formula="of:=LOG([.A4];10)" office:value-type="float" office:value="-0.0433770153305931" calcext:value-type="float">
            <text:p>-4.34E-002</text:p>
          </table:table-cell>
          <table:table-cell table:style-name="ce1" table:formula="of:=LOG([.B4];10)" office:value-type="float" office:value="-0.0205619883556352" calcext:value-type="float">
            <text:p>-2.06E-002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table:formula="of:=LOG([.D4];10)" office:value-type="float" office:value="-0.0334935609057949" calcext:value-type="float">
            <text:p>-3.35E-002</text:p>
          </table:table-cell>
          <table:table-cell table:style-name="ce1" table:formula="of:=LOG([.E4];10)" office:value-type="float" office:value="1.02227639471115" calcext:value-type="float">
            <text:p>1.02E+000</text:p>
          </table:table-cell>
          <table:table-cell table:number-columns-repeated="3" table:style-name="ce1" office:value-type="float" office:value="0" calcext:value-type="float">
            <text:p>0.00E+000</text:p>
          </table:table-cell>
          <table:table-cell table:style-name="ce1" table:formula="of:=SUM([.A6:.H6])" office:value-type="float" office:value="0.924843830119129" calcext:value-type="float">
            <text:p>9.25E-001</text:p>
          </table:table-cell>
          <table:table-cell table:number-columns-repeated="9"/>
        </table:table-row>
        <table:table-row table:style-name="ro1">
          <table:table-cell table:style-name="ce1" table:number-columns-repeated="8"/>
          <table:table-cell table:style-name="ce2" table:formula="of:=SUM([.$A6:.$H6])" office:value-type="float" office:value="0.924843830119129" calcext:value-type="float">
            <text:p>0.9248438301</text:p>
          </table:table-cell>
          <table:table-cell table:number-columns-repeated="9"/>
        </table:table-row>
        <table:table-row table:style-name="ro1" table:number-rows-repeated="4">
          <table:table-cell table:style-name="ce1" table:number-columns-repeated="9"/>
          <table:table-cell table:number-columns-repeated="9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text:p>I5*3.63</text:p>
          </table:table-cell>
          <table:table-cell office:value-type="string" calcext:value-type="string">
            <text:p>Cc_final=Cc*1.5</text:p>
          </table:table-cell>
          <table:table-cell table:number-columns-repeated="8"/>
        </table:table-row>
        <table:table-row table:style-name="ro1" table:number-rows-repeated="2">
          <table:table-cell table:style-name="ce1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Gananci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di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CMR</text:p>
          </table:table-cell>
          <table:table-cell office:value-type="string" calcext:value-type="string">
            <text:p>VO</text:p>
          </table:table-cell>
          <table:table-cell table:number-columns-repeated="10"/>
        </table:table-row>
        <table:table-row table:style-name="ro1">
          <table:table-cell table:style-name="ce1" office:value-type="float" office:value="50.74332" calcext:value-type="float">
            <text:p>5.07E+001</text:p>
          </table:table-cell>
          <table:table-cell table:style-name="ce1" office:value-type="float" office:value="68141.83" calcext:value-type="float">
            <text:p>6.81E+004</text:p>
          </table:table-cell>
          <table:table-cell table:style-name="ce1"/>
          <table:table-cell table:style-name="ce1" office:value-type="float" office:value="49.08562" calcext:value-type="float">
            <text:p>4.91E+001</text:p>
          </table:table-cell>
          <table:table-cell table:style-name="ce1" table:formula="of:=0.0029" office:value-type="float" office:value="0.0029" calcext:value-type="float">
            <text:p>2.90E-003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1" office:value-type="float" office:value="60" calcext:value-type="float">
            <text:p>6.00E+001</text:p>
          </table:table-cell>
          <table:table-cell table:style-name="ce1" office:value-type="float" office:value="50000" calcext:value-type="float">
            <text:p>5.00E+004</text:p>
          </table:table-cell>
          <table:table-cell table:style-name="ce1" office:value-type="float" office:value="3000000" calcext:value-type="float">
            <text:p>3.00E+006</text:p>
          </table:table-cell>
          <table:table-cell table:style-name="ce1" office:value-type="float" office:value="45" calcext:value-type="float">
            <text:p>4.50E+001</text:p>
          </table:table-cell>
          <table:table-cell table:style-name="ce1" table:formula="of:=0.02" office:value-type="float" office:value="0.02" calcext:value-type="float">
            <text:p>2.00E-002</text:p>
          </table:table-cell>
          <table:table-cell table:style-name="ce1" office:value-type="float" office:value="0.0000000128" calcext:value-type="float">
            <text:p>1.28E-008</text:p>
          </table:table-cell>
          <table:table-cell table:style-name="ce1" office:value-type="float" office:value="2" calcext:value-type="float">
            <text:p>2.00E+000</text:p>
          </table:table-cell>
          <table:table-cell table:style-name="ce1" office:value-type="float" office:value="3" calcext:value-type="float">
            <text:p>3.00E+000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table:formula="of:=[.A16]/[.A17]" office:value-type="float" office:value="0.845722" calcext:value-type="float">
            <text:p>8.46E-001</text:p>
          </table:table-cell>
          <table:table-cell table:style-name="ce1" table:formula="of:=[.B16]/[.B17]" office:value-type="float" office:value="1.3628366" calcext:value-type="float">
            <text:p>1.36E+000</text:p>
          </table:table-cell>
          <table:table-cell table:style-name="ce1" table:formula="of:=[.C16]/[.C17]" office:value-type="float" office:value="0" calcext:value-type="float">
            <text:p>0.00E+000</text:p>
          </table:table-cell>
          <table:table-cell table:style-name="ce1" table:formula="of:=[.D16]/[.D17]" office:value-type="float" office:value="1.09079155555556" calcext:value-type="float">
            <text:p>1.09E+000</text:p>
          </table:table-cell>
          <table:table-cell table:style-name="ce1" table:formula="of:=[.E17]/[.E16]" office:value-type="float" office:value="6.89655172413793" calcext:value-type="float">
            <text:p>6.90E+000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number-columns-repeated="8" table:style-name="ce1" office:value-type="string" calcext:value-type="string">
            <text:p>Value</text:p>
          </table:table-cell>
          <table:table-cell table:style-name="ce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1" table:formula="of:=LOG([.A18];10)" office:value-type="float" office:value="-0.0727723718394682" calcext:value-type="float">
            <text:p>-7.28E-002</text:p>
          </table:table-cell>
          <table:table-cell table:style-name="ce1" table:formula="of:=LOG([.B18];10)" office:value-type="float" office:value="0.134443788356801" calcext:value-type="float">
            <text:p>1.34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table:formula="of:=LOG([.D18];10)" office:value-type="float" office:value="0.0377417671593791" calcext:value-type="float">
            <text:p>3.77E-002</text:p>
          </table:table-cell>
          <table:table-cell table:style-name="ce1" table:formula="of:=LOG([.E18];10)" office:value-type="float" office:value="0.838631997765025" calcext:value-type="float">
            <text:p>8.39E-001</text:p>
          </table:table-cell>
          <table:table-cell table:number-columns-repeated="3" table:style-name="ce1" office:value-type="float" office:value="0" calcext:value-type="float">
            <text:p>0.00E+000</text:p>
          </table:table-cell>
          <table:table-cell table:style-name="ce1" table:formula="of:=SUM([.A20:.H20])" office:value-type="float" office:value="0.938045181441736" calcext:value-type="float">
            <text:p>9.38E-001</text:p>
          </table:table-cell>
          <table:table-cell table:number-columns-repeated="9"/>
        </table:table-row>
        <table:table-row table:style-name="ro1">
          <table:table-cell table:style-name="ce1" table:number-columns-repeated="8"/>
          <table:table-cell table:style-name="ce2" table:formula="of:=SUM([.A20:.H20])" office:value-type="float" office:value="0.938045181441736" calcext:value-type="float">
            <text:p>0.9380451814</text:p>
          </table:table-cell>
          <table:table-cell table:number-columns-repeated="9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8"/>
          <table:table-cell table:style-name="ce1" office:value-type="string" calcext:value-type="string">
            <text:p>I5*4.63</text:p>
          </table:table-cell>
          <table:table-cell office:value-type="string" calcext:value-type="string">
            <text:p>Cc_final=Cc*1.5</text:p>
          </table:table-cell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Gananci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di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CMR</text:p>
          </table:table-cell>
          <table:table-cell office:value-type="string" calcext:value-type="string">
            <text:p>VO</text:p>
          </table:table-cell>
          <table:table-cell table:number-columns-repeated="10"/>
        </table:table-row>
        <table:table-row table:style-name="ro1">
          <table:table-cell table:style-name="ce1" office:value-type="float" office:value="48.92148" calcext:value-type="float">
            <text:p>4.89E+001</text:p>
          </table:table-cell>
          <table:table-cell table:style-name="ce1" office:value-type="float" office:value="92729.26" calcext:value-type="float">
            <text:p>9.27E+004</text:p>
          </table:table-cell>
          <table:table-cell table:style-name="ce1"/>
          <table:table-cell table:style-name="ce1" office:value-type="float" office:value="49.88598" calcext:value-type="float">
            <text:p>4.99E+001</text:p>
          </table:table-cell>
          <table:table-cell table:style-name="ce1" table:formula="of:=0.0036" office:value-type="float" office:value="0.0036" calcext:value-type="float">
            <text:p>3.60E-003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1" office:value-type="float" office:value="60" calcext:value-type="float">
            <text:p>6.00E+001</text:p>
          </table:table-cell>
          <table:table-cell table:style-name="ce1" office:value-type="float" office:value="50000" calcext:value-type="float">
            <text:p>5.00E+004</text:p>
          </table:table-cell>
          <table:table-cell table:style-name="ce1" office:value-type="float" office:value="3000000" calcext:value-type="float">
            <text:p>3.00E+006</text:p>
          </table:table-cell>
          <table:table-cell table:style-name="ce1" office:value-type="float" office:value="45" calcext:value-type="float">
            <text:p>4.50E+001</text:p>
          </table:table-cell>
          <table:table-cell table:style-name="ce1" table:formula="of:=0.02" office:value-type="float" office:value="0.02" calcext:value-type="float">
            <text:p>2.00E-002</text:p>
          </table:table-cell>
          <table:table-cell table:style-name="ce1" office:value-type="float" office:value="0.0000000128" calcext:value-type="float">
            <text:p>1.28E-008</text:p>
          </table:table-cell>
          <table:table-cell table:style-name="ce1" office:value-type="float" office:value="2" calcext:value-type="float">
            <text:p>2.00E+000</text:p>
          </table:table-cell>
          <table:table-cell table:style-name="ce1" office:value-type="float" office:value="3" calcext:value-type="float">
            <text:p>3.00E+000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table:formula="of:=[.A33]/[.A34]" office:value-type="float" office:value="0.815358" calcext:value-type="float">
            <text:p>8.15E-001</text:p>
          </table:table-cell>
          <table:table-cell table:style-name="ce1" table:formula="of:=[.B33]/[.B34]" office:value-type="float" office:value="1.8545852" calcext:value-type="float">
            <text:p>1.85E+000</text:p>
          </table:table-cell>
          <table:table-cell table:style-name="ce1" table:formula="of:=[.C33]/[.C34]" office:value-type="float" office:value="0" calcext:value-type="float">
            <text:p>0.00E+000</text:p>
          </table:table-cell>
          <table:table-cell table:style-name="ce1" table:formula="of:=[.D33]/[.D34]" office:value-type="float" office:value="1.10857733333333" calcext:value-type="float">
            <text:p>1.11E+000</text:p>
          </table:table-cell>
          <table:table-cell table:style-name="ce1" table:formula="of:=[.E34]/[.E33]" office:value-type="float" office:value="5.55555555555556" calcext:value-type="float">
            <text:p>5.56E+000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number-columns-repeated="8" table:style-name="ce1" office:value-type="string" calcext:value-type="string">
            <text:p>Value</text:p>
          </table:table-cell>
          <table:table-cell table:style-name="ce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1" table:formula="of:=LOG([.A35];10)" office:value-type="float" office:value="-0.0886516633008632" calcext:value-type="float">
            <text:p>-8.87E-002</text:p>
          </table:table-cell>
          <table:table-cell table:style-name="ce1" table:formula="of:=LOG([.B35];10)" office:value-type="float" office:value="0.268246789694776" calcext:value-type="float">
            <text:p>2.68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table:formula="of:=LOG([.D35];10)" office:value-type="float" office:value="0.0447659944901659" calcext:value-type="float">
            <text:p>4.48E-002</text:p>
          </table:table-cell>
          <table:table-cell table:style-name="ce1" table:formula="of:=LOG([.E35];10)" office:value-type="float" office:value="0.744727494896694" calcext:value-type="float">
            <text:p>7.45E-001</text:p>
          </table:table-cell>
          <table:table-cell table:number-columns-repeated="3" table:style-name="ce1" office:value-type="float" office:value="0" calcext:value-type="float">
            <text:p>0.00E+000</text:p>
          </table:table-cell>
          <table:table-cell table:style-name="ce1" table:formula="of:=SUM([.A37:.H37])" office:value-type="float" office:value="0.969088615780773" calcext:value-type="float">
            <text:p>9.69E-001</text:p>
          </table:table-cell>
          <table:table-cell table:number-columns-repeated="9"/>
        </table:table-row>
        <table:table-row table:style-name="ro1">
          <table:table-cell table:style-name="ce1" table:number-columns-repeated="8"/>
          <table:table-cell table:style-name="ce2" table:formula="of:=SUM([.A37:.H37])" office:value-type="float" office:value="0.969088615780773" calcext:value-type="float">
            <text:p>0.9690886158</text:p>
          </table:table-cell>
          <table:table-cell table:number-columns-repeated="9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8"/>
          <table:table-cell table:style-name="ce1" office:value-type="string" calcext:value-type="string">
            <text:p>I5*6.63</text:p>
          </table:table-cell>
          <table:table-cell office:value-type="string" calcext:value-type="string">
            <text:p>Cc_final=Cc*1.5</text:p>
          </table:table-cell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Gananci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di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CMR</text:p>
          </table:table-cell>
          <table:table-cell office:value-type="string" calcext:value-type="string">
            <text:p>VO</text:p>
          </table:table-cell>
          <table:table-cell table:number-columns-repeated="10"/>
        </table:table-row>
        <table:table-row table:style-name="ro1">
          <table:table-cell table:style-name="ce1" office:value-type="float" office:value="46.29891" calcext:value-type="float">
            <text:p>4.63E+001</text:p>
          </table:table-cell>
          <table:table-cell table:style-name="ce1" office:value-type="float" office:value="144784.1" calcext:value-type="float">
            <text:p>1.45E+005</text:p>
          </table:table-cell>
          <table:table-cell table:style-name="ce1"/>
          <table:table-cell table:style-name="ce1" office:value-type="float" office:value="51.13497" calcext:value-type="float">
            <text:p>5.11E+001</text:p>
          </table:table-cell>
          <table:table-cell table:style-name="ce1" table:formula="of:=0.0051" office:value-type="float" office:value="0.0051" calcext:value-type="float">
            <text:p>5.10E-003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1" office:value-type="float" office:value="60" calcext:value-type="float">
            <text:p>6.00E+001</text:p>
          </table:table-cell>
          <table:table-cell table:style-name="ce1" office:value-type="float" office:value="50000" calcext:value-type="float">
            <text:p>5.00E+004</text:p>
          </table:table-cell>
          <table:table-cell table:style-name="ce1" office:value-type="float" office:value="3000000" calcext:value-type="float">
            <text:p>3.00E+006</text:p>
          </table:table-cell>
          <table:table-cell table:style-name="ce1" office:value-type="float" office:value="45" calcext:value-type="float">
            <text:p>4.50E+001</text:p>
          </table:table-cell>
          <table:table-cell table:style-name="ce1" table:formula="of:=0.02" office:value-type="float" office:value="0.02" calcext:value-type="float">
            <text:p>2.00E-002</text:p>
          </table:table-cell>
          <table:table-cell table:style-name="ce1" office:value-type="float" office:value="0.0000000128" calcext:value-type="float">
            <text:p>1.28E-008</text:p>
          </table:table-cell>
          <table:table-cell table:style-name="ce1" office:value-type="float" office:value="2" calcext:value-type="float">
            <text:p>2.00E+000</text:p>
          </table:table-cell>
          <table:table-cell table:style-name="ce1" office:value-type="float" office:value="3" calcext:value-type="float">
            <text:p>3.00E+000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table:formula="of:=[.A52]/[.A53]" office:value-type="float" office:value="0.7716485" calcext:value-type="float">
            <text:p>7.72E-001</text:p>
          </table:table-cell>
          <table:table-cell table:style-name="ce1" table:formula="of:=[.B52]/[.B53]" office:value-type="float" office:value="2.895682" calcext:value-type="float">
            <text:p>2.90E+000</text:p>
          </table:table-cell>
          <table:table-cell table:style-name="ce1" table:formula="of:=[.C52]/[.C53]" office:value-type="float" office:value="0" calcext:value-type="float">
            <text:p>0.00E+000</text:p>
          </table:table-cell>
          <table:table-cell table:style-name="ce1" table:formula="of:=[.D52]/[.D53]" office:value-type="float" office:value="1.13633266666667" calcext:value-type="float">
            <text:p>1.14E+000</text:p>
          </table:table-cell>
          <table:table-cell table:style-name="ce1" table:formula="of:=[.E53]/[.E52]" office:value-type="float" office:value="3.92156862745098" calcext:value-type="float">
            <text:p>3.92E+000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number-columns-repeated="8" table:style-name="ce1" office:value-type="string" calcext:value-type="string">
            <text:p>Value</text:p>
          </table:table-cell>
          <table:table-cell table:style-name="ce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1" table:formula="of:=LOG([.A54];10)" office:value-type="float" office:value="-0.112580483697387" calcext:value-type="float">
            <text:p>-1.13E-001</text:p>
          </table:table-cell>
          <table:table-cell table:style-name="ce1" table:formula="of:=LOG([.B54];10)" office:value-type="float" office:value="0.461750866493252" calcext:value-type="float">
            <text:p>4.62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table:formula="of:=LOG([.D54];10)" office:value-type="float" office:value="0.0555054917162635" calcext:value-type="float">
            <text:p>5.55E-002</text:p>
          </table:table-cell>
          <table:table-cell table:style-name="ce1" table:formula="of:=LOG([.E54];10)" office:value-type="float" office:value="0.593459819566045" calcext:value-type="float">
            <text:p>5.93E-001</text:p>
          </table:table-cell>
          <table:table-cell table:number-columns-repeated="3" table:style-name="ce1" office:value-type="float" office:value="0" calcext:value-type="float">
            <text:p>0.00E+000</text:p>
          </table:table-cell>
          <table:table-cell table:style-name="ce1" table:formula="of:=SUM([.A56:.H56])" office:value-type="float" office:value="0.998135694078173" calcext:value-type="float">
            <text:p>9.98E-001</text:p>
          </table:table-cell>
          <table:table-cell table:number-columns-repeated="9"/>
        </table:table-row>
        <table:table-row table:style-name="ro1">
          <table:table-cell table:style-name="ce1" table:number-columns-repeated="8"/>
          <table:table-cell table:style-name="ce1" table:formula="of:=SUM([.A56:.H56])" office:value-type="float" office:value="0.998135694078173" calcext:value-type="float">
            <text:p>9.98E-001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table:style-name="ce1" office:value-type="float" office:value="54.2968" calcext:value-type="float">
            <text:p>5.43E+001</text:p>
          </table:table-cell>
          <table:table-cell table:number-columns-repeated="15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8"/>
          <table:table-cell table:style-name="ce1" office:value-type="string" calcext:value-type="string">
            <text:p>I5*8.63</text:p>
          </table:table-cell>
          <table:table-cell office:value-type="string" calcext:value-type="string">
            <text:p>Cc_final=Cc*1.5</text:p>
          </table:table-cell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Gananci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di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CMR</text:p>
          </table:table-cell>
          <table:table-cell office:value-type="string" calcext:value-type="string">
            <text:p>VO</text:p>
          </table:table-cell>
          <table:table-cell table:number-columns-repeated="10"/>
        </table:table-row>
        <table:table-row table:style-name="ro1">
          <table:table-cell table:style-name="ce1" office:value-type="float" office:value="44.20805" calcext:value-type="float">
            <text:p>4.42E+001</text:p>
          </table:table-cell>
          <table:table-cell table:style-name="ce1" office:value-type="float" office:value="202400" calcext:value-type="float">
            <text:p>2.02E+005</text:p>
          </table:table-cell>
          <table:table-cell table:style-name="ce1"/>
          <table:table-cell table:style-name="ce1" office:value-type="float" office:value="52.40482" calcext:value-type="float">
            <text:p>5.24E+001</text:p>
          </table:table-cell>
          <table:table-cell table:style-name="ce1" table:formula="of:=0.00645" office:value-type="float" office:value="0.00645" calcext:value-type="float">
            <text:p>6.45E-003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1" office:value-type="float" office:value="60" calcext:value-type="float">
            <text:p>6.00E+001</text:p>
          </table:table-cell>
          <table:table-cell table:style-name="ce1" office:value-type="float" office:value="50000" calcext:value-type="float">
            <text:p>5.00E+004</text:p>
          </table:table-cell>
          <table:table-cell table:style-name="ce1" office:value-type="float" office:value="3000000" calcext:value-type="float">
            <text:p>3.00E+006</text:p>
          </table:table-cell>
          <table:table-cell table:style-name="ce1" office:value-type="float" office:value="45" calcext:value-type="float">
            <text:p>4.50E+001</text:p>
          </table:table-cell>
          <table:table-cell table:style-name="ce1" table:formula="of:=0.02" office:value-type="float" office:value="0.02" calcext:value-type="float">
            <text:p>2.00E-002</text:p>
          </table:table-cell>
          <table:table-cell table:style-name="ce1" office:value-type="float" office:value="0.0000000128" calcext:value-type="float">
            <text:p>1.28E-008</text:p>
          </table:table-cell>
          <table:table-cell table:style-name="ce1" office:value-type="float" office:value="2" calcext:value-type="float">
            <text:p>2.00E+000</text:p>
          </table:table-cell>
          <table:table-cell table:style-name="ce1" office:value-type="float" office:value="3" calcext:value-type="float">
            <text:p>3.00E+000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table:formula="of:=[.A73]/[.A74]" office:value-type="float" office:value="0.736800833333333" calcext:value-type="float">
            <text:p>7.37E-001</text:p>
          </table:table-cell>
          <table:table-cell table:style-name="ce1" table:formula="of:=[.B73]/[.B74]" office:value-type="float" office:value="4.048" calcext:value-type="float">
            <text:p>4.05E+000</text:p>
          </table:table-cell>
          <table:table-cell table:style-name="ce1" table:formula="of:=[.C73]/[.C74]" office:value-type="float" office:value="0" calcext:value-type="float">
            <text:p>0.00E+000</text:p>
          </table:table-cell>
          <table:table-cell table:style-name="ce1" table:formula="of:=[.D73]/[.D74]" office:value-type="float" office:value="1.16455155555556" calcext:value-type="float">
            <text:p>1.16E+000</text:p>
          </table:table-cell>
          <table:table-cell table:style-name="ce1" table:formula="of:=[.E74]/[.E73]" office:value-type="float" office:value="3.10077519379845" calcext:value-type="float">
            <text:p>3.10E+000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number-columns-repeated="8" table:style-name="ce1" office:value-type="string" calcext:value-type="string">
            <text:p>Value</text:p>
          </table:table-cell>
          <table:table-cell table:style-name="ce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1" table:formula="of:=LOG([.A75];10)" office:value-type="float" office:value="-0.132649891617039" calcext:value-type="float">
            <text:p>-1.33E-001</text:p>
          </table:table-cell>
          <table:table-cell table:style-name="ce1" table:formula="of:=LOG([.B75];10)" office:value-type="float" office:value="0.607240503831743" calcext:value-type="float">
            <text:p>6.07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table:formula="of:=LOG([.D75];10)" office:value-type="float" office:value="0.0661587198330564" calcext:value-type="float">
            <text:p>6.62E-002</text:p>
          </table:table-cell>
          <table:table-cell table:style-name="ce1" table:formula="of:=LOG([.E75];10)" office:value-type="float" office:value="0.491470281028713" calcext:value-type="float">
            <text:p>4.91E-001</text:p>
          </table:table-cell>
          <table:table-cell table:number-columns-repeated="3" table:style-name="ce1" office:value-type="float" office:value="0" calcext:value-type="float">
            <text:p>0.00E+000</text:p>
          </table:table-cell>
          <table:table-cell table:style-name="ce1" table:formula="of:=SUM([.A77:.H77])" office:value-type="float" office:value="1.03221961307647" calcext:value-type="float">
            <text:p>1.03E+000</text:p>
          </table:table-cell>
          <table:table-cell table:number-columns-repeated="9"/>
        </table:table-row>
        <table:table-row table:style-name="ro1">
          <table:table-cell table:style-name="ce1" table:number-columns-repeated="8"/>
          <table:table-cell table:style-name="ce1" table:formula="of:=SUM([.A77:.H77])" office:value-type="float" office:value="1.03221961307647" calcext:value-type="float">
            <text:p>1.03E+000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table:style-name="ce1" office:value-type="string" calcext:value-type="string">
            <text:p>I5*10.63</text:p>
          </table:table-cell>
          <table:table-cell office:value-type="string" calcext:value-type="string">
            <text:p>Cc_final=Cc*1.5</text:p>
          </table:table-cell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Gananci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di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CMR</text:p>
          </table:table-cell>
          <table:table-cell office:value-type="string" calcext:value-type="string">
            <text:p>VO</text:p>
          </table:table-cell>
          <table:table-cell table:number-columns-repeated="10"/>
        </table:table-row>
        <table:table-row table:style-name="ro1">
          <table:table-cell table:style-name="ce1" office:value-type="float" office:value="42.03208" calcext:value-type="float">
            <text:p>4.20E+001</text:p>
          </table:table-cell>
          <table:table-cell table:style-name="ce1" office:value-type="float" office:value="270166.9" calcext:value-type="float">
            <text:p>2.70E+005</text:p>
          </table:table-cell>
          <table:table-cell table:style-name="ce1"/>
          <table:table-cell table:style-name="ce1" office:value-type="float" office:value="54.43074" calcext:value-type="float">
            <text:p>5.44E+001</text:p>
          </table:table-cell>
          <table:table-cell table:style-name="ce1" table:formula="of:=0.00765" office:value-type="float" office:value="0.00765" calcext:value-type="float">
            <text:p>7.65E-003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1" office:value-type="float" office:value="60" calcext:value-type="float">
            <text:p>6.00E+001</text:p>
          </table:table-cell>
          <table:table-cell table:style-name="ce1" office:value-type="float" office:value="50000" calcext:value-type="float">
            <text:p>5.00E+004</text:p>
          </table:table-cell>
          <table:table-cell table:style-name="ce1" office:value-type="float" office:value="3000000" calcext:value-type="float">
            <text:p>3.00E+006</text:p>
          </table:table-cell>
          <table:table-cell table:style-name="ce1" office:value-type="float" office:value="45" calcext:value-type="float">
            <text:p>4.50E+001</text:p>
          </table:table-cell>
          <table:table-cell table:style-name="ce1" table:formula="of:=0.02" office:value-type="float" office:value="0.02" calcext:value-type="float">
            <text:p>2.00E-002</text:p>
          </table:table-cell>
          <table:table-cell table:style-name="ce1" office:value-type="float" office:value="0.0000000128" calcext:value-type="float">
            <text:p>1.28E-008</text:p>
          </table:table-cell>
          <table:table-cell table:style-name="ce1" office:value-type="float" office:value="2" calcext:value-type="float">
            <text:p>2.00E+000</text:p>
          </table:table-cell>
          <table:table-cell table:style-name="ce1" office:value-type="float" office:value="3" calcext:value-type="float">
            <text:p>3.00E+000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table:formula="of:=[.A88]/[.A89]" office:value-type="float" office:value="0.700534666666667" calcext:value-type="float">
            <text:p>7.01E-001</text:p>
          </table:table-cell>
          <table:table-cell table:style-name="ce1" table:formula="of:=[.B88]/[.B89]" office:value-type="float" office:value="5.403338" calcext:value-type="float">
            <text:p>5.40E+000</text:p>
          </table:table-cell>
          <table:table-cell table:style-name="ce1" table:formula="of:=[.C88]/[.C89]" office:value-type="float" office:value="0" calcext:value-type="float">
            <text:p>0.00E+000</text:p>
          </table:table-cell>
          <table:table-cell table:style-name="ce1" table:formula="of:=[.D88]/[.D89]" office:value-type="float" office:value="1.209572" calcext:value-type="float">
            <text:p>1.21E+000</text:p>
          </table:table-cell>
          <table:table-cell table:style-name="ce1" table:formula="of:=[.E89]/[.E88]" office:value-type="float" office:value="2.61437908496732" calcext:value-type="float">
            <text:p>2.61E+000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number-columns-repeated="8" table:style-name="ce1" office:value-type="string" calcext:value-type="string">
            <text:p>Value</text:p>
          </table:table-cell>
          <table:table-cell table:style-name="ce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1" table:formula="of:=LOG([.A90];10)" office:value-type="float" office:value="-0.154570368344639" calcext:value-type="float">
            <text:p>-1.55E-001</text:p>
          </table:table-cell>
          <table:table-cell table:style-name="ce1" table:formula="of:=LOG([.B90];10)" office:value-type="float" office:value="0.732662135213376" calcext:value-type="float">
            <text:p>7.33E-001</text:p>
          </table:table-cell>
          <table:table-cell table:style-name="ce1" office:value-type="float" office:value="0" calcext:value-type="float">
            <text:p>0.00E+000</text:p>
          </table:table-cell>
          <table:table-cell table:style-name="ce1" table:formula="of:=LOG([.D90];10)" office:value-type="float" office:value="0.082631724927767" calcext:value-type="float">
            <text:p>8.26E-002</text:p>
          </table:table-cell>
          <table:table-cell table:style-name="ce1" table:formula="of:=LOG([.E90];10)" office:value-type="float" office:value="0.417368560510363" calcext:value-type="float">
            <text:p>4.17E-001</text:p>
          </table:table-cell>
          <table:table-cell table:number-columns-repeated="3" table:style-name="ce1" office:value-type="float" office:value="0" calcext:value-type="float">
            <text:p>0.00E+000</text:p>
          </table:table-cell>
          <table:table-cell table:style-name="ce1" table:formula="of:=SUM([.A92:.H92])" office:value-type="float" office:value="1.07809205230687" calcext:value-type="float">
            <text:p>1.08E+000</text:p>
          </table:table-cell>
          <table:table-cell table:number-columns-repeated="9"/>
        </table:table-row>
        <table:table-row table:style-name="ro1">
          <table:table-cell table:style-name="ce1" table:number-columns-repeated="8"/>
          <table:table-cell table:style-name="ce1" table:formula="of:=SUM([.A92:.H92])" office:value-type="float" office:value="1.07809205230687" calcext:value-type="float">
            <text:p>1.08E+000</text:p>
          </table:table-cell>
          <table:table-cell table:number-columns-repeated="9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8"/>
          <table:table-cell table:style-name="ce1" office:value-type="string" calcext:value-type="string">
            <text:p>I5*20.63</text:p>
          </table:table-cell>
          <table:table-cell office:value-type="string" calcext:value-type="string">
            <text:p>Cc_final=Cc*1.5</text:p>
          </table:table-cell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Gananci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di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CMR</text:p>
          </table:table-cell>
          <table:table-cell office:value-type="string" calcext:value-type="string">
            <text:p>VO</text:p>
          </table:table-cell>
          <table:table-cell table:number-columns-repeated="10"/>
        </table:table-row>
        <table:table-row table:style-name="ro1">
          <table:table-cell table:style-name="ce1" office:value-type="float" office:value="35.90175" calcext:value-type="float">
            <text:p>3.59E+001</text:p>
          </table:table-cell>
          <table:table-cell table:style-name="ce1" office:value-type="float" office:value="567066.5" calcext:value-type="float">
            <text:p>5.67E+005</text:p>
          </table:table-cell>
          <table:table-cell table:style-name="ce1"/>
          <table:table-cell table:style-name="ce1" office:value-type="float" office:value="61.96835" calcext:value-type="float">
            <text:p>6.20E+001</text:p>
          </table:table-cell>
          <table:table-cell table:style-name="ce1" table:formula="of:=0.01185" office:value-type="float" office:value="0.01185" calcext:value-type="float">
            <text:p>1.19E-002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1" office:value-type="float" office:value="60" calcext:value-type="float">
            <text:p>6.00E+001</text:p>
          </table:table-cell>
          <table:table-cell table:style-name="ce1" office:value-type="float" office:value="50000" calcext:value-type="float">
            <text:p>5.00E+004</text:p>
          </table:table-cell>
          <table:table-cell table:style-name="ce1" office:value-type="float" office:value="3000000" calcext:value-type="float">
            <text:p>3.00E+006</text:p>
          </table:table-cell>
          <table:table-cell table:style-name="ce1" office:value-type="float" office:value="45" calcext:value-type="float">
            <text:p>4.50E+001</text:p>
          </table:table-cell>
          <table:table-cell table:style-name="ce1" table:formula="of:=0.02" office:value-type="float" office:value="0.02" calcext:value-type="float">
            <text:p>2.00E-002</text:p>
          </table:table-cell>
          <table:table-cell table:style-name="ce1" office:value-type="float" office:value="0.0000000128" calcext:value-type="float">
            <text:p>1.28E-008</text:p>
          </table:table-cell>
          <table:table-cell table:style-name="ce1" office:value-type="float" office:value="2" calcext:value-type="float">
            <text:p>2.00E+000</text:p>
          </table:table-cell>
          <table:table-cell table:style-name="ce1" office:value-type="float" office:value="3" calcext:value-type="float">
            <text:p>3.00E+000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table:formula="of:=[.A104]/[.A105]" office:value-type="float" office:value="0.5983625" calcext:value-type="float">
            <text:p>5.98E-001</text:p>
          </table:table-cell>
          <table:table-cell table:style-name="ce1" table:formula="of:=[.B104]/[.B105]" office:value-type="float" office:value="11.34133" calcext:value-type="float">
            <text:p>1.13E+001</text:p>
          </table:table-cell>
          <table:table-cell table:style-name="ce1" table:formula="of:=[.C104]/[.C105]" office:value-type="float" office:value="0" calcext:value-type="float">
            <text:p>0.00E+000</text:p>
          </table:table-cell>
          <table:table-cell table:style-name="ce1" table:formula="of:=[.D104]/[.D105]" office:value-type="float" office:value="1.37707444444444" calcext:value-type="float">
            <text:p>1.38E+000</text:p>
          </table:table-cell>
          <table:table-cell table:style-name="ce1" table:formula="of:=[.E105]/[.E104]" office:value-type="float" office:value="1.68776371308017" calcext:value-type="float">
            <text:p>1.69E+000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number-columns-repeated="8" table:style-name="ce1" office:value-type="string" calcext:value-type="string">
            <text:p>Value</text:p>
          </table:table-cell>
          <table:table-cell table:style-name="ce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2" table:formula="of:=LOG([.A106];10)" office:value-type="float" office:value="-0.223035631977473" calcext:value-type="float">
            <text:p>-0.223035632</text:p>
          </table:table-cell>
          <table:table-cell table:style-name="ce2" table:formula="of:=LOG([.B106];10)" office:value-type="float" office:value="1.05466398734272" calcext:value-type="float">
            <text:p>1.054663987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LOG([.D106];10)" office:value-type="float" office:value="0.138957418788162" calcext:value-type="float">
            <text:p>0.1389574188</text:p>
          </table:table-cell>
          <table:table-cell table:style-name="ce2" table:formula="of:=LOG([.E106];10)" office:value-type="float" office:value="0.227311645317858" calcext:value-type="float">
            <text:p>0.227311645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A108:.H108])" office:value-type="float" office:value="1.19789741947126" calcext:value-type="float">
            <text:p>1.1978974195</text:p>
          </table:table-cell>
          <table:table-cell table:number-columns-repeated="9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8"/>
          <table:table-cell table:style-name="ce1" office:value-type="string" calcext:value-type="string">
            <text:p>I5*10.63</text:p>
          </table:table-cell>
          <table:table-cell office:value-type="string" calcext:value-type="string">
            <text:p>Cc_final=Cc*0.6</text:p>
          </table:table-cell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Gananci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di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CMR</text:p>
          </table:table-cell>
          <table:table-cell office:value-type="string" calcext:value-type="string">
            <text:p>VO</text:p>
          </table:table-cell>
          <table:table-cell table:number-columns-repeated="10"/>
        </table:table-row>
        <table:table-row table:style-name="ro1">
          <table:table-cell table:style-name="ce1" office:value-type="float" office:value="42.03208" calcext:value-type="float">
            <text:p>4.20E+001</text:p>
          </table:table-cell>
          <table:table-cell table:style-name="ce1" office:value-type="float" office:value="571478" calcext:value-type="float">
            <text:p>5.71E+005</text:p>
          </table:table-cell>
          <table:table-cell table:style-name="ce1"/>
          <table:table-cell table:style-name="ce1" office:value-type="float" office:value="36.02865" calcext:value-type="float">
            <text:p>3.60E+001</text:p>
          </table:table-cell>
          <table:table-cell table:style-name="ce1" table:formula="of:=0.00765" office:value-type="float" office:value="0.00765" calcext:value-type="float">
            <text:p>7.65E-003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1" office:value-type="float" office:value="60" calcext:value-type="float">
            <text:p>6.00E+001</text:p>
          </table:table-cell>
          <table:table-cell table:style-name="ce1" office:value-type="float" office:value="50000" calcext:value-type="float">
            <text:p>5.00E+004</text:p>
          </table:table-cell>
          <table:table-cell table:style-name="ce1" office:value-type="float" office:value="3000000" calcext:value-type="float">
            <text:p>3.00E+006</text:p>
          </table:table-cell>
          <table:table-cell table:style-name="ce1" office:value-type="float" office:value="45" calcext:value-type="float">
            <text:p>4.50E+001</text:p>
          </table:table-cell>
          <table:table-cell table:style-name="ce1" table:formula="of:=0.02" office:value-type="float" office:value="0.02" calcext:value-type="float">
            <text:p>2.00E-002</text:p>
          </table:table-cell>
          <table:table-cell table:style-name="ce1" office:value-type="float" office:value="0.0000000128" calcext:value-type="float">
            <text:p>1.28E-008</text:p>
          </table:table-cell>
          <table:table-cell table:style-name="ce1" office:value-type="float" office:value="2" calcext:value-type="float">
            <text:p>2.00E+000</text:p>
          </table:table-cell>
          <table:table-cell table:style-name="ce1" office:value-type="float" office:value="3" calcext:value-type="float">
            <text:p>3.00E+000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table:formula="of:=[.A121]/[.A122]" office:value-type="float" office:value="0.700534666666667" calcext:value-type="float">
            <text:p>7.01E-001</text:p>
          </table:table-cell>
          <table:table-cell table:style-name="ce1" table:formula="of:=[.B121]/[.B122]" office:value-type="float" office:value="11.42956" calcext:value-type="float">
            <text:p>1.14E+001</text:p>
          </table:table-cell>
          <table:table-cell table:style-name="ce1" table:formula="of:=[.C121]/[.C122]" office:value-type="float" office:value="0" calcext:value-type="float">
            <text:p>0.00E+000</text:p>
          </table:table-cell>
          <table:table-cell table:style-name="ce1" table:formula="of:=[.D121]/[.D122]" office:value-type="float" office:value="0.800636666666667" calcext:value-type="float">
            <text:p>8.01E-001</text:p>
          </table:table-cell>
          <table:table-cell table:style-name="ce1" table:formula="of:=[.E122]/[.E121]" office:value-type="float" office:value="2.61437908496732" calcext:value-type="float">
            <text:p>2.61E+000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number-columns-repeated="8" table:style-name="ce1" office:value-type="string" calcext:value-type="string">
            <text:p>Value</text:p>
          </table:table-cell>
          <table:table-cell table:style-name="ce1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style-name="ce2" table:formula="of:=LOG([.A123];10)" office:value-type="float" office:value="-0.154570368344639" calcext:value-type="float">
            <text:p>-0.1545703683</text:p>
          </table:table-cell>
          <table:table-cell table:style-name="ce2" table:formula="of:=LOG([.B123];10)" office:value-type="float" office:value="1.05802951182572" calcext:value-type="float">
            <text:p>1.058029511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LOG([.D123];10)" office:value-type="float" office:value="-0.096564524440307" calcext:value-type="float">
            <text:p>-0.0965645244</text:p>
          </table:table-cell>
          <table:table-cell table:style-name="ce2" table:formula="of:=LOG([.E123];10)" office:value-type="float" office:value="0.417368560510363" calcext:value-type="float">
            <text:p>0.417368560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A125:.H125])" office:value-type="float" office:value="1.22426317955113" calcext:value-type="float">
            <text:p>1.2242631796</text:p>
          </table:table-cell>
          <table:table-cell table:number-columns-repeated="9"/>
        </table:table-row>
        <table:table-row table:style-name="ro1">
          <table:table-cell table:style-name="ce1" table:number-columns-repeated="9"/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3" office:value-type="string" calcext:value-type="string">
            <text:p>FINAL</text:p>
          </table:table-cell>
          <table:table-cell table:style-name="ce3" table:number-columns-repeated="3"/>
          <table:table-cell table:number-columns-repeated="14"/>
        </table:table-row>
        <table:table-row table:style-name="ro1">
          <table:table-cell table:style-name="ce3" table:number-columns-repeated="4"/>
          <table:table-cell table:number-columns-repeated="4"/>
          <table:table-cell table:style-name="ce1" office:value-type="string" calcext:value-type="string">
            <text:p>I5*11</text:p>
          </table:table-cell>
          <table:table-cell office:value-type="string" calcext:value-type="string">
            <text:p>Cc_final=Cc*0.6</text:p>
          </table:table-cell>
          <table:table-cell table:number-columns-repeated="7"/>
          <table:table-cell table:style-name="ce1"/>
        </table:table-row>
        <table:table-row table:style-name="ro1" table:number-rows-repeated="3">
          <table:table-cell table:style-name="ce3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Gananci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di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CMR</text:p>
          </table:table-cell>
          <table:table-cell office:value-type="string" calcext:value-type="string">
            <text:p>VO</text:p>
          </table:table-cell>
          <table:table-cell table:number-columns-repeated="10"/>
        </table:table-row>
        <table:table-row table:style-name="ro1">
          <table:table-cell table:style-name="ce1" office:value-type="float" office:value="41.67047" calcext:value-type="float">
            <text:p>4.17E+001</text:p>
          </table:table-cell>
          <table:table-cell table:style-name="ce1" office:value-type="float" office:value="597016" calcext:value-type="float">
            <text:p>5.97E+005</text:p>
          </table:table-cell>
          <table:table-cell table:style-name="ce1" table:formula="of:=(1.8+2)/0.00000004" office:value-type="float" office:value="95000000" calcext:value-type="float">
            <text:p>9.50E+007</text:p>
          </table:table-cell>
          <table:table-cell table:style-name="ce1" office:value-type="float" office:value="36.43786" calcext:value-type="float">
            <text:p>3.64E+001</text:p>
          </table:table-cell>
          <table:table-cell table:style-name="ce1" table:formula="of:=0.00785" office:value-type="float" office:value="0.00785" calcext:value-type="float">
            <text:p>7.85E-003</text:p>
          </table:table-cell>
          <table:table-cell table:style-name="ce1" table:formula="of:=(157*0.0000008)*(119*0.0000008)" office:value-type="float" office:value="0.00000001195712" calcext:value-type="float">
            <text:p>1.20E-008</text:p>
          </table:table-cell>
          <table:table-cell table:style-name="ce1" table:number-columns-repeated="3"/>
          <table:table-cell/>
          <table:table-cell table:style-name="ce1" table:number-columns-repeated="8"/>
        </table:table-row>
        <table:table-row table:style-name="ro1">
          <table:table-cell table:style-name="ce1" office:value-type="float" office:value="60" calcext:value-type="float">
            <text:p>6.00E+001</text:p>
          </table:table-cell>
          <table:table-cell table:style-name="ce1" office:value-type="float" office:value="50000" calcext:value-type="float">
            <text:p>5.00E+004</text:p>
          </table:table-cell>
          <table:table-cell table:style-name="ce1" office:value-type="float" office:value="3000000" calcext:value-type="float">
            <text:p>3.00E+006</text:p>
          </table:table-cell>
          <table:table-cell table:style-name="ce1" office:value-type="float" office:value="45" calcext:value-type="float">
            <text:p>4.50E+001</text:p>
          </table:table-cell>
          <table:table-cell table:style-name="ce1" table:formula="of:=0.02" office:value-type="float" office:value="0.02" calcext:value-type="float">
            <text:p>2.00E-002</text:p>
          </table:table-cell>
          <table:table-cell table:style-name="ce1" table:formula="of:=12800*(0.000000000001)" office:value-type="float" office:value="0.0000000128" calcext:value-type="float">
            <text:p>1.28E-008</text:p>
          </table:table-cell>
          <table:table-cell table:style-name="ce1" office:value-type="float" office:value="2" calcext:value-type="float">
            <text:p>2.00E+000</text:p>
          </table:table-cell>
          <table:table-cell table:style-name="ce1" office:value-type="float" office:value="3" calcext:value-type="float">
            <text:p>3.00E+000</text:p>
          </table:table-cell>
          <table:table-cell table:style-name="ce1"/>
          <table:table-cell/>
          <table:table-cell table:style-name="ce1" table:number-columns-repeated="8"/>
        </table:table-row>
        <table:table-row table:style-name="ro1">
          <table:table-cell table:style-name="ce1" table:formula="of:=[.A137]/[.A138]" office:value-type="float" office:value="0.694507833333333" calcext:value-type="float">
            <text:p>6.95E-001</text:p>
          </table:table-cell>
          <table:table-cell table:style-name="ce1" table:formula="of:=[.B137]/[.B138]" office:value-type="float" office:value="11.94032" calcext:value-type="float">
            <text:p>1.19E+001</text:p>
          </table:table-cell>
          <table:table-cell table:style-name="ce1" table:formula="of:=[.C137]/[.C138]" office:value-type="float" office:value="31.6666666666667" calcext:value-type="float">
            <text:p>3.17E+001</text:p>
          </table:table-cell>
          <table:table-cell table:style-name="ce1" table:formula="of:=[.D137]/[.D138]" office:value-type="float" office:value="0.809730222222222" calcext:value-type="float">
            <text:p>8.10E-001</text:p>
          </table:table-cell>
          <table:table-cell table:style-name="ce1" table:formula="of:=[.E138]/[.E137]" office:value-type="float" office:value="2.54777070063694" calcext:value-type="float">
            <text:p>2.55E+000</text:p>
          </table:table-cell>
          <table:table-cell table:style-name="ce1" table:formula="of:=[.F138]/[.F137]" office:value-type="float" office:value="1.07049189102393" calcext:value-type="float">
            <text:p>1.07E+000</text:p>
          </table:table-cell>
          <table:table-cell table:style-name="ce1" table:number-columns-repeated="3"/>
          <table:table-cell/>
          <table:table-cell table:style-name="ce1" table:number-columns-repeated="8"/>
        </table:table-row>
        <table:table-row table:style-name="ro1">
          <table:table-cell table:number-columns-repeated="8" table:style-name="ce1" office:value-type="string" calcext:value-type="string">
            <text:p>Value</text:p>
          </table:table-cell>
          <table:table-cell table:style-name="ce1" office:value-type="string" calcext:value-type="string">
            <text:p>TOTAL</text:p>
          </table:table-cell>
          <table:table-cell/>
          <table:table-cell table:style-name="ce1" table:number-columns-repeated="8"/>
        </table:table-row>
        <table:table-row table:style-name="ro1">
          <table:table-cell table:style-name="ce2" table:formula="of:=LOG([.A139];10)" office:value-type="float" office:value="-0.158322851504111" calcext:value-type="float">
            <text:p>-0.1583228515</text:p>
          </table:table-cell>
          <table:table-cell table:style-name="ce2" table:formula="of:=LOG([.B139];10)" office:value-type="float" office:value="1.07701596602048" calcext:value-type="float">
            <text:p>1.077015966</text:p>
          </table:table-cell>
          <table:table-cell table:style-name="ce2" table:formula="of:=LOG([.C139];10)" office:value-type="float" office:value="1.50060235056919" calcext:value-type="float">
            <text:p>1.5006023506</text:p>
          </table:table-cell>
          <table:table-cell table:style-name="ce2" table:formula="of:=LOG([.D139];10)" office:value-type="float" office:value="-0.0916596508937666" calcext:value-type="float">
            <text:p>-0.0916596509</text:p>
          </table:table-cell>
          <table:table-cell table:style-name="ce2" table:formula="of:=LOG([.E139];10)" office:value-type="float" office:value="0.406160338918729" calcext:value-type="float">
            <text:p>0.4061603389</text:p>
          </table:table-cell>
          <table:table-cell table:style-name="ce2" table:formula="of:=LOG([.F139];10)" office:value-type="float" office:value="0.0295833818622167" calcext:value-type="float">
            <text:p>0.029583381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A141:.H141])" office:value-type="float" office:value="2.76337953497273" calcext:value-type="float">
            <text:p>2.763379535</text:p>
          </table:table-cell>
          <table:table-cell/>
          <table:table-cell table:style-name="ce2" table:number-columns-repeated="8"/>
        </table:table-row>
        <table:table-row table:style-name="ro1">
          <table:table-cell table:style-name="ce1" table:number-columns-repeated="9"/>
          <table:table-cell/>
          <table:table-cell table:style-name="ce1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2:58:45.701191062</meta:creation-date>
    <dc:date>2016-11-22T18:29:01.549199466</dc:date>
    <meta:editing-duration>PT5H23M23S</meta:editing-duration>
    <meta:editing-cycles>9</meta:editing-cycles>
    <meta:generator>LibreOffice/4.2.8.2$Linux_X86_64 LibreOffice_project/420m0$Build-2</meta:generator>
    <meta:document-statistic meta:table-count="1" meta:cell-count="414" meta:object-count="0"/>
  </office:meta>
</office:document-meta>
</file>